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eePath.appendTo( StringBuffer bu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reePath.getParen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Path.isDescendant( TreePath aTreePath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reePath.valueOf( String 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reePath.getPathCou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reePath.getLastPathObject( TreeModel mod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reePath.Tree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eePath.TreePath( TreePath parent , String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reePath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reePath.getObjectPath( TreeModel mod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reePath.getObject( TreeModel mod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reePath.equals( Object obj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TreePath.getLas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Path.TreePath( String ke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reePath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